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342cm" fo:margin-left="1.247cm" table:align="left"/>
    </style:style>
    <style:style style:name="Table1.A" style:family="table-column">
      <style:table-column-properties style:column-width="16.34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6.342cm" fo:margin-left="1.247cm" table:align="left"/>
    </style:style>
    <style:style style:name="Table2.A" style:family="table-column">
      <style:table-column-properties style:column-width="16.342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6.342cm" fo:margin-left="1.247cm" table:align="left"/>
    </style:style>
    <style:style style:name="Table3.A" style:family="table-column">
      <style:table-column-properties style:column-width="2.662cm"/>
    </style:style>
    <style:style style:name="Table3.B" style:family="table-column">
      <style:table-column-properties style:column-width="13.681cm"/>
    </style:style>
    <style:style style:name="Table3.1" style:family="table-row">
      <style:table-row-properties fo:background-color="#f2f2f2">
        <style:background-image/>
      </style:table-row-properties>
    </style:style>
    <style:style style:name="Table3.A1" style:family="table-cell">
      <style:table-cell-properties style:vertical-align="middle" fo:padding="0.049cm" fo:border="none"/>
    </style:style>
    <style:style style:name="Table3.B2" style:family="table-cell">
      <style:table-cell-properties style:vertical-align="middle" fo:background-color="#333333" fo:padding="0cm" fo:border="none">
        <style:background-image/>
      </style:table-cell-properties>
    </style:style>
    <style:style style:name="Table3.B3" style:family="table-cell">
      <style:table-cell-properties style:vertical-align="middle" fo:background-color="#333333" fo:padding="0.049cm" fo:border="none">
        <style:background-image/>
      </style:table-cell-properties>
    </style:style>
    <style:style style:name="Table4" style:family="table">
      <style:table-properties style:width="16.342cm" fo:margin-left="1.247cm" table:align="left"/>
    </style:style>
    <style:style style:name="Table4.A" style:family="table-column">
      <style:table-column-properties style:column-width="16.342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4.016cm" fo:margin-left="1.247cm" table:align="left"/>
    </style:style>
    <style:style style:name="Table5.A" style:family="table-column">
      <style:table-column-properties style:column-width="4.016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6.354cm" fo:margin-left="1.247cm" table:align="left"/>
    </style:style>
    <style:style style:name="Table6.A" style:family="table-column">
      <style:table-column-properties style:column-width="6.354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6.342cm" fo:margin-left="1.247cm" table:align="left"/>
    </style:style>
    <style:style style:name="Table7.A" style:family="table-column">
      <style:table-column-properties style:column-width="16.342cm"/>
    </style:style>
    <style:style style:name="Table7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text-properties officeooo:rsid="000524af" officeooo:paragraph-rsid="000524af"/>
    </style:style>
    <style:style style:name="P4" style:family="paragraph" style:parent-style-name="Text_20_body" style:list-style-name="L2">
      <style:text-properties style:text-line-through-style="solid" style:text-line-through-type="single" fo:background-color="#fff200"/>
    </style:style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P6" style:family="paragraph" style:parent-style-name="Table_20_Contents">
      <style:text-properties fo:color="#ffffff"/>
    </style:style>
    <style:style style:name="P7" style:family="paragraph" style:parent-style-name="Table_20_Contents">
      <style:text-properties fo:background-color="#fff200"/>
    </style:style>
    <style:style style:name="P8" style:family="paragraph" style:parent-style-name="Table_20_Contents">
      <style:text-properties style:text-line-through-style="solid" style:text-line-through-type="single" fo:background-color="#fff200"/>
    </style:style>
    <style:style style:name="P9" style:family="paragraph" style:parent-style-name="Heading_20_3" style:list-style-name="L2"/>
    <style:style style:name="P10" style:family="paragraph" style:parent-style-name="Heading_20_3" style:list-style-name="L2">
      <style:text-properties fo:background-color="#fff200"/>
    </style:style>
    <style:style style:name="T1" style:family="text">
      <style:text-properties fo:color="#ffff99"/>
    </style:style>
    <style:style style:name="T2" style:family="text">
      <style:text-properties fo:color="#99ccff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Install MongoDB on Ubuntu</text:h>
      <text:p text:style-name="Text_20_body"><text:span text:style-name="Strong_20_Emphasis">Install MongoDB on Ubuntu</text:span> – In this tutorial, we shall learn to install MongoDB Community Edition on Ubuntu 16.04. The process should remain same for 64 bit versions of Ubuntu 14.04 and Ubuntu 12.04.</text:p>
      <text:p text:style-name="Text_20_body">Following is a quick overview of the steps we go through while <text:span text:style-name="Strong_20_Emphasis">installing MongoDB on Ubuntu</text:span>.</text:p>
      <text:list xml:id="list2083512876" text:style-name="L1">
        <text:list-item>
          <text:p text:style-name="P5">Import MongoDB GPG public key </text:p>
        </text:list-item>
        <text:list-item>
          <text:p text:style-name="P5">Create list file for MongoDB </text:p>
        </text:list-item>
        <text:list-item>
          <text:p text:style-name="P5">Reload Local Package Database </text:p>
        </text:list-item>
        <text:list-item>
          <text:p text:style-name="P5">Install MongoDB Packages </text:p>
        </text:list-item>
        <text:list-item>
          <text:p text:style-name="P5">Start MongoDB </text:p>
        </text:list-item>
        <text:list-item>
          <text:p text:style-name="P1">Stop MongoDB </text:p>
        </text:list-item>
      </text:list>
      <text:p text:style-name="Text_20_body">Following is a detailed step by step guide to Install MongoDB on Ubuntu.</text:p>
      <text:list xml:id="list427610569" text:style-name="L2">
        <text:list-item>
          <text:list>
            <text:list-item>
              <text:list>
                <text:list-item>
                  <text:h text:style-name="P9" text:outline-level="3"><text:bookmark text:name="import-mongodb-gpg-public-key"/>Import MongoDB GPG public key</text:h>
                </text:list-item>
              </text:list>
            </text:list-item>
          </text:list>
          <text:p text:style-name="P2">Open a terminal and run the following command to import MongoDB GPG public key.</text:p>
        </text:list-item>
      </text:list>
      <text:section text:style-name="Sect1" text:name="crayon-5bc8b61f2daf1951317274"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Table_20_Contents"> </text:p>
              <text:p text:style-name="Table_20_Contents">sudo apt-key adv --keyserver hkp://keyserver.ubuntu.com:80 --recv 0C49F3730359A14518585931BC711F9BA15703C6</text:p>
              <text:p text:style-name="Table_20_Contents"> </text:p>
            </table:table-cell>
          </table:table-row>
        </table:table>
      </text:section>
      <text:section text:style-name="Sect1" text:name="crayon-5bc8b61f2dafb115631798"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Table_20_Contents">root@arjun-VPCEH26EN:/home/arjun# sudo apt-key adv --keyserver hkp://keyserver.ubuntu.com:80 --recv 0C49F3730359A14518585931BC711F9BA15703C6</text:p>
              <text:p text:style-name="Table_20_Contents">Executing: /tmp/tmp.2327Zvbpks/gpg.1.sh --keyserver</text:p>
              <text:p text:style-name="Table_20_Contents">hkp://keyserver.ubuntu.com:80</text:p>
              <text:p text:style-name="Table_20_Contents">--recv</text:p>
              <text:p text:style-name="Table_20_Contents">0C49F3730359A14518585931BC711F9BA15703C6</text:p>
              <text:p text:style-name="Table_20_Contents">gpg: requesting key A15703C6 from hkp server keyserver.ubuntu.com</text:p>
              <text:p text:style-name="Table_20_Contents">gpg: key A15703C6: public key "MongoDB 3.4 Release Signing Key &lt;packaging@mongodb.com&gt;" imported</text:p>
              <text:p text:style-name="Table_20_Contents">gpg: Total number processed: 1</text:p>
              <text:p text:style-name="Table_20_Contents">gpg: imported: 1 (RSA: 1) </text:p>
            </table:table-cell>
          </table:table-row>
        </table:table>
      </text:section>
      <text:list xml:id="list192423334667525" text:continue-numbering="true" text:style-name="L2">
        <text:list-item>
          <text:list>
            <text:list-item>
              <text:list>
                <text:list-item>
                  <text:h text:style-name="P9" text:outline-level="3"><text:bookmark text:name="create-list-file-for-mongodb"/>Create list file for MongoDB</text:h>
                </text:list-item>
              </text:list>
            </text:list-item>
          </text:list>
          <text:p text:style-name="P2">The list file changes from Ubuntu release to release. Run the corresponding command in terminal for the Ubuntu version of yours.</text:p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Table_20_Contents">Ubuntu Release</text:p>
          </table:table-cell>
          <table:table-cell table:style-name="Table3.A1" office:value-type="string">
            <text:p text:style-name="Table_20_Contents">Command</text:p>
          </table:table-cell>
        </table:table-row>
        <table:table-row>
          <table:table-cell table:style-name="Table3.A1" office:value-type="string">
            <text:p text:style-name="Table_20_Contents">Ubuntu 12.04 (Precise)</text:p>
          </table:table-cell>
          <table:table-cell table:style-name="Table3.B2" office:value-type="string">
            <text:p text:style-name="P6"><text:span text:style-name="T1">echo</text:span> “deb [ arch=amd64 ] http://repo.mongodb.org/apt/ubuntu<text:span text:style-name="T2">precise</text:span>/mongodb-org/3.4 multiverse” | sudo tee /etc/apt/sources.list.d/mongodb-org-3.4.list</text:p>
          </table:table-cell>
        </table:table-row>
        <table:table-row>
          <table:table-cell table:style-name="Table3.A1" office:value-type="string">
            <text:p text:style-name="Table_20_Contents">Ubuntu 14.04 (Trusty)</text:p>
          </table:table-cell>
          <table:table-cell table:style-name="Table3.B3" office:value-type="string">
            <text:p text:style-name="P6"><text:span text:style-name="T1">echo</text:span> “deb [ arch=amd64 ] http://repo.mongodb.org/apt/ubuntu<text:span text:style-name="T2">trusty</text:span>/mongodb-org/3.4 multiverse” | sudo tee /etc/apt/sources.list.d/mongodb-org-3.4.list</text:p>
          </table:table-cell>
        </table:table-row>
        <text:soft-page-break/>
        <table:table-row>
          <table:table-cell table:style-name="Table3.A1" office:value-type="string">
            <text:p text:style-name="Table_20_Contents">Ubuntu 16.04 (Xenial)</text:p>
          </table:table-cell>
          <table:table-cell table:style-name="Table3.B3" office:value-type="string">
            <text:p text:style-name="P6"><text:span text:style-name="T1">echo</text:span> “deb [ arch=amd64,arm64 ] http://repo.mongodb.org/apt/ubuntu<text:span text:style-name="T2">xenial</text:span>/mongodb-org/3.4 multiverse” | sudo tee /etc/apt/sources.list.d/mongodb-org-3.4.list</text:p>
          </table:table-cell>
        </table:table-row>
      </table:table>
      <text:list xml:id="list192421738688422" text:continue-numbering="true" text:style-name="L2">
        <text:list-header>
          <text:p text:style-name="P2">When run for Ubuntu 16.04 (Xenial)</text:p>
        </text:list-header>
      </text:list>
      <text:section text:style-name="Sect1" text:name="crayon-5bc8b61f2db02486633935"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Table_20_Contents">root@arjun-VPCEH26EN:/home/arjun# echo "deb [ arch=amd64,arm64 ] http://repo.mongodb.org/apt/ubuntu xenial/mongodb-org/3.4 multiverse" | sudo tee /etc/apt/sources.list.d/mongodb-org-3.4.list</text:p>
              <text:p text:style-name="Table_20_Contents">deb [ arch=amd64,arm64 ] http://repo.mongodb.org/apt/ubuntu xenial/mongodb-org/3.4 multiverse</text:p>
            </table:table-cell>
          </table:table-row>
        </table:table>
      </text:section>
      <text:list xml:id="list192423362972552" text:continue-numbering="true" text:style-name="L2">
        <text:list-item>
          <text:list>
            <text:list-item>
              <text:list>
                <text:list-item>
                  <text:h text:style-name="P9" text:outline-level="3"><text:bookmark text:name="reload-local-package-database"/>Reload Local Package Database</text:h>
                </text:list-item>
              </text:list>
            </text:list-item>
          </text:list>
          <text:p text:style-name="P2">Run the following command in terminal to reload local package database</text:p>
        </text:list-item>
      </text:list>
      <text:section text:style-name="Sect1" text:name="crayon-5bc8b61f2db07994425534"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Table_20_Contents"> </text:p>
              <text:p text:style-name="Table_20_Contents">    sudo apt-get update</text:p>
              <text:p text:style-name="Table_20_Contents"> </text:p>
            </table:table-cell>
          </table:table-row>
        </table:table>
      </text:section>
      <text:list xml:id="list192421842680693" text:continue-numbering="true" text:style-name="L2">
        <text:list-item>
          <text:list>
            <text:list-item>
              <text:list>
                <text:list-item>
                  <text:h text:style-name="P10" text:outline-level="3">Install MongoDB Packages</text:h>
                </text:list-item>
              </text:list>
            </text:list-item>
          </text:list>
          <text:p text:style-name="P4">Running following command installs MongoDB Packages.</text:p>
        </text:list-item>
      </text:list>
      <text:section text:style-name="Sect1" text:name="crayon-5bc8b61f2db0b681480446"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7"> </text:p>
              <text:p text:style-name="P8">sudo apt-get install -y mongodb-org</text:p>
              <text:p text:style-name="Table_20_Contents"> </text:p>
            </table:table-cell>
          </table:table-row>
        </table:table>
      </text:section>
      <text:section text:style-name="Sect1" text:name="crayon-5bc8b61f2db0f762310024"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Table_20_Contents"><text:s/></text:p>
            </table:table-cell>
          </table:table-row>
        </table:table>
      </text:section>
      <text:h text:style-name="Heading_20_3" text:outline-level="3"/>
      <text:p text:style-name="P3">(You might run into some issues at this point, thus this is why I simply install mongodb)</text:p>
      <text:p text:style-name="P3">Run:</text:p>
      <text:p text:style-name="P3">sudo apt-get install -y mongodb</text:p>
      <text:p text:style-name="P3"/>
      <text:p text:style-name="P3">Then to access the database type:</text:p>
      <text:p text:style-name="P3">mongo</text:p>
      <text:p text:style-name="P3">And that should give you access to it.</text:p>
      <text:p text:style-name="P3">To look at the structure of the database, you can do “show dbs” to show all the databases, then “use &lt;name db&gt;” to access one, and then “db.&lt;collection&gt;.find()” to look at all the elements in one collection. “db” is really what needs to be put before the &lt;collection&gt;, not the name of the db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19:18:19.557714232</meta:creation-date>
    <dc:date>2019-01-06T19:24:21.062208460</dc:date>
    <meta:editing-duration>PT6M6S</meta:editing-duration>
    <meta:editing-cycles>1</meta:editing-cycles>
    <meta:document-statistic meta:table-count="7" meta:image-count="0" meta:object-count="0" meta:page-count="2" meta:paragraph-count="55" meta:word-count="394" meta:character-count="2990" meta:non-whitespace-character-count="2641"/>
    <meta:generator>LibreOffice/6.0.6.2$Linux_X86_64 LibreOffice_project/00m0$Build-2</meta:generator>
  </office:meta>
</office:document-meta>
</file>